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4.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03915906" calcext:value-type="float">
            <text:p>1,03915906</text:p>
          </table:table-cell>
          <table:table-cell office:value-type="float" office:value="0.5968446732" calcext:value-type="float">
            <text:p>0,5968446732</text:p>
          </table:table-cell>
          <table:table-cell office:value-type="float" office:value="0.001136794221" calcext:value-type="float">
            <text:p>0,0011367942</text:p>
          </table:table-cell>
          <table:table-cell office:value-type="float" office:value="0.00001578880801" calcext:value-type="float">
            <text:p>1,578880801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0" calcext:value-type="float">
            <text:p>32620</text:p>
          </table:table-cell>
          <table:table-cell office:value-type="float" office:value="1.024186611" calcext:value-type="float">
            <text:p>1,024186611</text:p>
          </table:table-cell>
          <table:table-cell office:value-type="float" office:value="0.5994964838" calcext:value-type="float">
            <text:p>0,5994964838</text:p>
          </table:table-cell>
          <table:table-cell office:value-type="float" office:value="0.000550799421" calcext:value-type="float">
            <text:p>0,0005507994</text:p>
          </table:table-cell>
          <table:table-cell table:style-name="ce1" office:value-type="float" office:value="0.00001573712689" calcext:value-type="float">
            <text:p>1,573712689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88" calcext:value-type="float">
            <text:p>32688</text:p>
          </table:table-cell>
          <table:table-cell office:value-type="float" office:value="1.057997704" calcext:value-type="float">
            <text:p>1,057997704</text:p>
          </table:table-cell>
          <table:table-cell office:value-type="float" office:value="0.5998668671" calcext:value-type="float">
            <text:p>0,5998668671</text:p>
          </table:table-cell>
          <table:table-cell office:value-type="float" office:value="0.0006753361085" calcext:value-type="float">
            <text:p>0,0006753361</text:p>
          </table:table-cell>
          <table:table-cell office:value-type="float" office:value="0.00001570549102" calcext:value-type="float">
            <text:p>1,570549102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792" calcext:value-type="float">
            <text:p>32792</text:p>
          </table:table-cell>
          <table:table-cell office:value-type="float" office:value="1.075204372" calcext:value-type="float">
            <text:p>1,075204372</text:p>
          </table:table-cell>
          <table:table-cell office:value-type="float" office:value="0.5973359942" calcext:value-type="float">
            <text:p>0,5973359942</text:p>
          </table:table-cell>
          <table:table-cell office:value-type="float" office:value="0.001048956532" calcext:value-type="float">
            <text:p>0,0010489565</text:p>
          </table:table-cell>
          <table:table-cell office:value-type="float" office:value="0.00001565606726" calcext:value-type="float">
            <text:p>1,565606726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34" calcext:value-type="float">
            <text:p>32934</text:p>
          </table:table-cell>
          <table:table-cell office:value-type="float" office:value="1.04114151" calcext:value-type="float">
            <text:p>1,04114151</text:p>
          </table:table-cell>
          <table:table-cell office:value-type="float" office:value="0.5982299447" calcext:value-type="float">
            <text:p>0,5982299447</text:p>
          </table:table-cell>
          <table:table-cell office:value-type="float" office:value="0.0006858710549" calcext:value-type="float">
            <text:p>0,0006858711</text:p>
          </table:table-cell>
          <table:table-cell office:value-type="float" office:value="0.00001558797885" calcext:value-type="float">
            <text:p>0,00001558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30" calcext:value-type="float">
            <text:p>33030</text:p>
          </table:table-cell>
          <table:table-cell office:value-type="float" office:value="1.041714191" calcext:value-type="float">
            <text:p>1,041714191</text:p>
          </table:table-cell>
          <table:table-cell office:value-type="float" office:value="0.5992569327" calcext:value-type="float">
            <text:p>0,5992569327</text:p>
          </table:table-cell>
          <table:table-cell office:value-type="float" office:value="0.0004973578034" calcext:value-type="float">
            <text:p>0,0004973578</text:p>
          </table:table-cell>
          <table:table-cell office:value-type="float" office:value="0.00001554243136" calcext:value-type="float">
            <text:p>1,55424313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10" calcext:value-type="float">
            <text:p>33110</text:p>
          </table:table-cell>
          <table:table-cell office:value-type="float" office:value="1.034794211" calcext:value-type="float">
            <text:p>1,034794211</text:p>
          </table:table-cell>
          <table:table-cell office:value-type="float" office:value="0.5997471213" calcext:value-type="float">
            <text:p>0,5997471213</text:p>
          </table:table-cell>
          <table:table-cell office:value-type="float" office:value="0.000558174157" calcext:value-type="float">
            <text:p>0,0005581742</text:p>
          </table:table-cell>
          <table:table-cell office:value-type="float" office:value="0.0000155048383" calcext:value-type="float">
            <text:p>1,55048383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237" calcext:value-type="float">
            <text:p>33237</text:p>
          </table:table-cell>
          <table:table-cell office:value-type="float" office:value="1.148783565" calcext:value-type="float">
            <text:p>1,148783565</text:p>
          </table:table-cell>
          <table:table-cell office:value-type="float" office:value="0.5976464152" calcext:value-type="float">
            <text:p>0,5976464152</text:p>
          </table:table-cell>
          <table:table-cell office:value-type="float" office:value="0.0008803360979" calcext:value-type="float">
            <text:p>0,0008803361</text:p>
          </table:table-cell>
          <table:table-cell office:value-type="float" office:value="0.00001544449333" calcext:value-type="float">
            <text:p>1,544449333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362" calcext:value-type="float">
            <text:p>33362</text:p>
          </table:table-cell>
          <table:table-cell office:value-type="float" office:value="1.23798883" calcext:value-type="float">
            <text:p>1,23798883</text:p>
          </table:table-cell>
          <table:table-cell office:value-type="float" office:value="0.5998207331" calcext:value-type="float">
            <text:p>0,5998207331</text:p>
          </table:table-cell>
          <table:table-cell office:value-type="float" office:value="0.000584669353" calcext:value-type="float">
            <text:p>0,0005846694</text:p>
          </table:table-cell>
          <table:table-cell office:value-type="float" office:value="0.00001538603647" calcext:value-type="float">
            <text:p>0,00001538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478" calcext:value-type="float">
            <text:p>33478</text:p>
          </table:table-cell>
          <table:table-cell office:value-type="float" office:value="1.145047545" calcext:value-type="float">
            <text:p>1,145047545</text:p>
          </table:table-cell>
          <table:table-cell office:value-type="float" office:value="0.5995612741" calcext:value-type="float">
            <text:p>0,5995612741</text:p>
          </table:table-cell>
          <table:table-cell office:value-type="float" office:value="0.0004139580415" calcext:value-type="float">
            <text:p>0,000413958</text:p>
          </table:table-cell>
          <table:table-cell office:value-type="float" office:value="0.00001533177965" calcext:value-type="float">
            <text:p>1,533177965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0846017599" calcext:value-type="float">
            <text:p>1,0846017599</text:p>
          </table:table-cell>
          <table:table-cell table:formula="of:=AVERAGE([.D2:.D11])" office:value-type="float" office:value="0.59878064394" calcext:value-type="float">
            <text:p>0,5987806439</text:p>
          </table:table-cell>
          <table:table-cell table:formula="of:=AVERAGE([.E2:.E11])" office:value-type="float" office:value="0.00070322527902" calcext:value-type="float">
            <text:p>0,0007032253</text:p>
          </table:table-cell>
          <table:table-cell table:formula="of:=AVERAGE([.F2:.F11])" office:value-type="float" office:value="0.000015568505114" calcext:value-type="float">
            <text:p>1,5568505114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18:08:32.3681680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8:07:48.430948082</meta:creation-date>
    <dc:date>2014-01-27T18:12:54.903138582</dc:date>
    <meta:editing-duration>P0D</meta:editing-duration>
    <meta:editing-cycles>2</meta:editing-cycles>
    <meta:generator>LibreOffice/4.1.4.2$Linux_X86_64 LibreOffice_project/410m0$Build-2</meta:generator>
    <meta:document-statistic meta:table-count="1" meta:cell-count="70" meta:object-count="0"/>
  </office:meta>
</office:document-meta>
</file>